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F50000017FB67AE607.png" manifest:media-type="image/png"/>
  <manifest:file-entry manifest:full-path="Pictures/10000201000002ED000001FFE7EDA32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cm" svg:stroke-color="#666666" draw:marker-start-width="0.23cm" draw:marker-end-width="0.23cm" draw:fill="solid" draw:fill-color="#66ff00" draw:textarea-horizontal-align="left" draw:textarea-vertical-align="middle" draw:auto-grow-height="true" draw:auto-grow-width="true" fo:min-height="0cm" fo:min-width="0cm" fo:padding-top="0.135cm" fo:padding-bottom="0.135cm" fo:padding-left="0.26cm" fo:padding-right="0.26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ffff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-kresba"/>
      <draw:page draw:name="page2" draw:style-name="dp1" draw:master-page-name="Default-kresba"/>
      <draw:page draw:name="page3" draw:style-name="dp1" draw:master-page-name="Default-kresba"/>
      <draw:page draw:name="page4" draw:style-name="dp1" draw:master-page-name="Default-kresba"/>
      <draw:page draw:name="page5" draw:style-name="dp1" draw:master-page-name="Default-kresba"/>
      <draw:page draw:name="page6" draw:style-name="dp1" draw:master-page-name="Default-kresba"/>
      <draw:page draw:name="page7" draw:style-name="dp1" draw:master-page-name="Default-kresba">
        <draw:frame draw:style-name="gr1" draw:text-style-name="P1" draw:layer="layout" svg:width="20.289cm" svg:height="13.841cm" svg:x="0.584cm" svg:y="1.656cm">
          <draw:image xlink:href="Pictures/10000201000002ED000001FFE7EDA32F.png" xlink:type="simple" xlink:show="embed" xlink:actuate="onLoad">
            <text:p/>
          </draw:image>
        </draw:frame>
        <draw:g>
          <draw:frame draw:style-name="gr2" draw:text-style-name="P1" draw:layer="layout" svg:width="13.255cm" svg:height="10.133cm" svg:x="0.584cm" svg:y="16.397cm">
            <draw:image xlink:href="Pictures/10000000000001F50000017FB67AE607.png" xlink:type="simple" xlink:show="embed" xlink:actuate="onLoad">
              <text:p/>
            </draw:image>
          </draw:frame>
          <draw:path draw:style-name="gr3" draw:text-style-name="P2" draw:layer="layout" svg:width="0.245cm" svg:height="0.363cm" svg:x="9.87cm" svg:y="17.482cm" svg:viewBox="0 0 246 364" svg:d="M0 364c0-18 0-36 0-54 30 0 60 0 90 0 0-83 0-166 0-248-29 18-58 36-87 54 0-19 0-38 0-57 30-20 61-39 91-59 23 0 46 0 69 0 0 103 0 207 0 310 28 0 55 0 83 0 0 18 0 36 0 54-82 0-164 0-246 0z">
            <text:p/>
          </draw:path>
          <draw:path draw:style-name="gr3" draw:text-style-name="P2" draw:layer="layout" svg:width="0.254cm" svg:height="0.368cm" svg:x="1.088cm" svg:y="19.177cm" svg:viewBox="0 0 255 369" svg:d="M0 369v-50c9-21 23-41 40-61 18-20 40-41 66-62s44-38 54-51c10-14 15-27 15-40 0-31-16-47-47-47-16 0-28 4-36 13-8 8-13 20-16 37l-73-4c4-34 17-60 38-77 21-18 50-27 86-27 39 0 69 9 90 27s32 43 32 75c0 17-4 32-10 46-7 14-16 27-26 38-11 12-22 23-35 33s-25 20-37 29c-12 10-23 20-33 30-10 9-17 20-22 31h169v60z">
            <text:p/>
          </draw:path>
          <draw:path draw:style-name="gr3" draw:text-style-name="P2" draw:layer="layout" svg:width="0.262cm" svg:height="0.374cm" svg:x="1.084cm" svg:y="22.177cm" svg:viewBox="0 0 263 375" svg:d="M263 268c0 34-11 61-34 79-22 19-54 28-95 28-39 0-70-9-93-27-24-18-37-44-41-78l74-6c5 35 24 52 59 52 18 0 31-4 41-13 10-8 14-22 14-39 0-16-5-29-17-37-12-9-29-13-52-13h-26v-59h24c21 0 37-4 47-13 11-8 16-20 16-36 0-15-4-27-13-35-8-9-20-13-36-13-15 0-27 4-36 12-10 8-15 20-16 35l-73-5c4-31 17-56 39-73 22-18 51-27 87-27 38 0 68 9 89 26 22 17 32 41 32 71 0 23-6 41-20 56-13 14-32 24-57 29v1c28 3 49 12 64 28 15 15 23 34 23 57z">
            <text:p/>
          </draw:path>
          <draw:path draw:style-name="gr3" draw:text-style-name="P2" draw:layer="layout" svg:width="0.282cm" svg:height="0.363cm" svg:x="6.78cm" svg:y="19.284cm" svg:viewBox="0 0 283 364" svg:d="M235 290v74h-70v-74h-165v-55l154-235h81v236h48v54zM165 117c0-10 1-20 1-30 1-11 1-18 2-21-5 9-13 23-24 42l-85 128h106z">
            <text:p/>
          </draw:path>
          <draw:path draw:style-name="gr3" draw:text-style-name="P2" draw:layer="layout" svg:width="0.262cm" svg:height="0.368cm" svg:x="8.77cm" svg:y="19.282cm" svg:viewBox="0 0 263 369" svg:d="M263 243c0 38-12 69-36 92s-57 34-99 34c-36 0-65-8-87-25-22-16-36-40-41-71l73-6c3 15 10 27 20 34 9 7 21 10 36 10 18 0 32-6 43-17 11-12 16-28 16-50 0-18-5-34-15-45s-24-17-42-17c-21 0-37 8-50 23h-70l12-205h219v54h-153l-6 92c18-15 40-23 66-23 35 0 62 11 83 32 21 22 31 51 31 88z">
            <text:p/>
          </draw:path>
          <draw:path draw:style-name="gr3" draw:text-style-name="P2" draw:layer="layout" svg:width="0.255cm" svg:height="0.373cm" svg:x="1.087cm" svg:y="24.177cm" svg:viewBox="0 0 256 374" svg:d="M256 250c0 39-11 69-33 91s-52 33-90 33c-43 0-76-15-99-45s-34-75-34-133c0-65 12-114 35-147s57-49 100-49c31 0 55 7 73 20 18 14 30 35 38 63l-69 10c-6-23-21-35-44-35-19 0-34 10-45 29s-17 49-17 88c8-13 19-23 32-30 14-7 30-10 47-10 33 0 58 10 77 31s29 49 29 84zM183 252c0-21-5-37-15-48-9-11-22-16-39-16-16 0-29 5-38 15-10 11-15 24-15 41 0 21 5 38 15 52s24 21 40 21 29-6 38-17c9-12 14-28 14-48z">
            <text:p/>
          </draw:path>
          <draw:path draw:style-name="gr3" draw:text-style-name="P2" draw:layer="layout" svg:width="0.247cm" svg:height="0.363cm" svg:x="3.512cm" svg:y="25.782cm" svg:viewBox="0 0 248 364" svg:d="M248 58c-16 26-32 51-46 75-15 24-27 49-38 73-11 25-20 50-26 76s-9 53-9 82h-76c0-30 4-60 12-88s19-57 34-86c15-30 42-73 82-130h-181v-60h248z">
            <text:p/>
          </draw:path>
        </draw:g>
        <draw:frame draw:style-name="gr4" draw:layer="layout" svg:width="3.427cm" svg:height="0.962cm" svg:x="0.584cm" svg:y="0.535cm">
          <draw:text-box>
            <text:p>Obrázok 1</text:p>
          </draw:text-box>
        </draw:frame>
      </draw:page>
      <draw:page draw:name="page8" draw:style-name="dp1" draw:master-page-name="Default-kresba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69cm" fo:margin-bottom="1.303cm" fo:margin-left="0.339cm" fo:margin-right="0.37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-kresb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6T18:44:52.765000000</meta:creation-date>
    <meta:generator>LibreOffice/4.2.5.1$Windows_x86 LibreOffice_project/881bb88abfe2992c6cede97c23e64a9885de87de</meta:generator>
    <meta:editing-duration>P0D</meta:editing-duration>
    <meta:editing-cycles>3</meta:editing-cycles>
    <meta:initial-creator>Roman Toman</meta:initial-creator>
    <dc:date>2014-06-16T19:05:14.359000000</dc:date>
    <dc:creator>Roman Toman</dc:creator>
    <meta:document-statistic meta:object-count="11"/>
    <meta:template xlink:type="simple" xlink:actuate="onRequest" xlink:title="Default-kresba" xlink:href="../../../../OPEN%20OFFICE/ŠABLÓNY/Default-kresba.otg" meta:date="2014-06-16T18:44:50.828000000"/>
  </office:meta>
</office:document-meta>
</file>